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070" officeooo:paragraph-rsid="0009e070"/>
    </style:style>
    <style:style style:name="P2" style:family="paragraph" style:parent-style-name="Standard">
      <style:text-properties officeooo:rsid="000ac3f7" officeooo:paragraph-rsid="000ac3f7"/>
    </style:style>
    <style:style style:name="T1" style:family="text">
      <style:text-properties officeooo:rsid="000ac3f7"/>
    </style:style>
    <style:style style:name="T2" style:family="text">
      <style:text-properties officeooo:rsid="000b2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s <text:s/>commands : </text:p>
      <text:p text:style-name="P1"/>
      <text:p text:style-name="P1">pwd <text:s/>(print working directory)</text:p>
      <text:p text:style-name="P1"><text:s/></text:p>
      <text:p text:style-name="P1">cd </text:p>
      <text:p text:style-name="P1">cd..</text:p>
      <text:p text:style-name="P1">ls</text:p>
      <text:p text:style-name="P1">ls directory-name (to check what is inside a directory)</text:p>
      <text:p text:style-name="P1">touch <text:span text:style-name="T1">filename (create the file in the current directory)</text:span></text:p>
      <text:p text:style-name="P2">touch pathname/filename (create the new file at the diesired location</text:p>
      <text:p text:style-name="P2">touch filename1 filename2 filename3 <text:s/>(create multiple files</text:p>
      <text:p text:style-name="P1">mkdir <text:span text:style-name="T2">(same concept as touch , just diff is that it is used for creating folder)</text:span></text:p>
      <text:p text:style-name="P1">rm </text:p>
      <text:p text:style-name="P1">open . <text:s text:c="2"/>(open current folder)</text:p>
      <text:p text:style-name="P1">open directory-name or file-name</text:p>
      <text:p text:style-name="P1">cle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1:20:24.786041538</meta:creation-date>
    <meta:generator>LibreOffice/7.3.7.2$Linux_X86_64 LibreOffice_project/30$Build-2</meta:generator>
    <dc:date>2023-07-13T21:44:01.029681498</dc:date>
    <meta:editing-duration>PT12M6S</meta:editing-duration>
    <meta:editing-cycles>2</meta:editing-cycles>
    <meta:document-statistic meta:table-count="0" meta:image-count="0" meta:object-count="0" meta:page-count="1" meta:paragraph-count="15" meta:word-count="72" meta:character-count="452" meta:non-whitespace-character-count="385"/>
  </office:meta>
</office:document-meta>
</file>